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2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1d710d" officeooo:paragraph-rsid="001d710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1d710d" officeooo:paragraph-rsid="002156d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3a718d" officeooo:paragraph-rsid="003a718d" style:font-style-asian="italic" style:font-weight-asian="bold" style:font-style-complex="italic" style:font-weight-complex="bold"/>
    </style:style>
    <style:style style:name="P5" style:family="paragraph" style:parent-style-name="Title">
      <style:paragraph-properties fo:text-align="start" style:justify-single-word="false" fo:break-before="page"/>
      <style:text-properties fo:language="pl" fo:country="PL" officeooo:paragraph-rsid="001d710d"/>
    </style:style>
    <style:style style:name="P6" style:family="paragraph" style:parent-style-name="Title">
      <style:paragraph-properties fo:text-align="start" style:justify-single-word="false" fo:break-before="page"/>
      <style:text-properties fo:language="pl" fo:country="PL" officeooo:paragraph-rsid="003a718d"/>
    </style:style>
    <style:style style:name="P7" style:family="paragraph" style:parent-style-name="Title">
      <style:paragraph-properties fo:text-align="start" style:justify-single-word="false"/>
      <style:text-properties fo:language="pl" fo:country="PL" officeooo:paragraph-rsid="00185ceb"/>
    </style:style>
    <style:style style:name="P8" style:family="paragraph" style:parent-style-name="Standard">
      <style:text-properties fo:language="pl" fo:country="PL" officeooo:rsid="00185b53" officeooo:paragraph-rsid="00199bcf"/>
    </style:style>
    <style:style style:name="P9" style:family="paragraph" style:parent-style-name="Standard">
      <style:text-properties fo:language="pl" fo:country="PL" officeooo:rsid="00199bcf" officeooo:paragraph-rsid="00199bcf"/>
    </style:style>
    <style:style style:name="P10" style:family="paragraph" style:parent-style-name="Standard">
      <style:text-properties fo:language="pl" fo:country="PL" officeooo:rsid="001d710d" officeooo:paragraph-rsid="001d710d"/>
    </style:style>
    <style:style style:name="P11" style:family="paragraph" style:parent-style-name="Text_20_body">
      <style:paragraph-properties fo:text-align="start" style:justify-single-word="false" fo:break-before="page"/>
      <style:text-properties fo:language="pl" fo:country="PL" officeooo:rsid="001d710d" officeooo:paragraph-rsid="002156dc"/>
    </style:style>
    <style:style style:name="P12" style:family="paragraph" style:parent-style-name="Text_20_body">
      <style:paragraph-properties fo:text-align="start" style:justify-single-word="false"/>
      <style:text-properties fo:language="pl" fo:country="PL" officeooo:rsid="001d710d" officeooo:paragraph-rsid="002410d9"/>
    </style:style>
    <style:style style:name="P13" style:family="paragraph" style:parent-style-name="Standard">
      <style:text-properties fo:language="pl" fo:country="PL" officeooo:rsid="001e900d" officeooo:paragraph-rsid="001e900d"/>
    </style:style>
    <style:style style:name="P14" style:family="paragraph" style:parent-style-name="Standard">
      <style:text-properties fo:language="pl" fo:country="PL" officeooo:rsid="00201754" officeooo:paragraph-rsid="00201754"/>
    </style:style>
    <style:style style:name="P15" style:family="paragraph" style:parent-style-name="Text_20_body">
      <style:text-properties fo:language="pl" fo:country="PL" officeooo:rsid="002156dc" officeooo:paragraph-rsid="002156dc"/>
    </style:style>
    <style:style style:name="P16" style:family="paragraph" style:parent-style-name="Text_20_body">
      <style:paragraph-properties fo:text-align="center" style:justify-single-word="false"/>
      <style:text-properties fo:language="pl" fo:country="PL" officeooo:rsid="002410d9" officeooo:paragraph-rsid="002410d9"/>
    </style:style>
    <style:style style:name="P17" style:family="paragraph" style:parent-style-name="Text_20_body">
      <style:paragraph-properties fo:text-align="start" style:justify-single-word="false"/>
      <style:text-properties fo:language="pl" fo:country="PL" officeooo:rsid="003a718d" officeooo:paragraph-rsid="003a718d"/>
    </style:style>
    <style:style style:name="P18" style:family="paragraph" style:parent-style-name="Text_20_body">
      <style:paragraph-properties fo:text-align="center" style:justify-single-word="false"/>
      <style:text-properties fo:font-size="20pt" fo:language="pl" fo:country="PL" fo:font-style="italic" fo:font-weight="bold" officeooo:rsid="001d710d" officeooo:paragraph-rsid="002410d9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ubtitle">
      <style:paragraph-properties fo:text-align="start" style:justify-single-word="false"/>
      <style:text-properties fo:font-size="20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ize="14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6pt" fo:language="pl" fo:country="PL" fo:font-weight="normal" officeooo:rsid="0032ca16" officeooo:paragraph-rsid="0032ca16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6pt" fo:language="pl" fo:country="PL" fo:font-style="normal" fo:font-weight="normal" officeooo:rsid="00348589" officeooo:paragraph-rsid="00348589" style:font-style-asian="normal" style:font-weight-asian="normal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a2cfa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6pt" fo:language="pl" fo:country="PL" fo:font-style="normal" fo:font-weight="bold" officeooo:rsid="00348589" officeooo:paragraph-rsid="00348589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48589" officeooo:paragraph-rsid="00348589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5a29c" officeooo:paragraph-rsid="0035a29c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80889" officeooo:paragraph-rsid="00380889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80889" officeooo:paragraph-rsid="0039040a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3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page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6ebb3"/>
    </style:style>
    <style:style style:name="P38" style:family="paragraph" style:parent-style-name="Title">
      <style:paragraph-properties fo:text-align="start" style:justify-single-word="false" fo:break-before="page"/>
      <style:text-properties style:font-name="Liberation Serif1" fo:font-size="20pt" fo:language="pl" fo:country="PL" fo:font-style="italic" fo:font-weight="bold" officeooo:rsid="00185ceb" officeooo:paragraph-rsid="002763a0" style:font-size-asian="20pt" style:font-style-asian="italic" style:font-weight-asian="bold" style:font-size-complex="20pt" style:font-style-complex="italic" style:font-weight-complex="bold"/>
    </style:style>
    <style:style style:name="P39" style:family="paragraph" style:parent-style-name="Standard" style:list-style-name="L1">
      <style:text-properties fo:language="pl" fo:country="PL" officeooo:rsid="00199bcf" officeooo:paragraph-rsid="00199bcf"/>
    </style:style>
    <style:style style:name="P40" style:family="paragraph" style:parent-style-name="Standard" style:list-style-name="L4">
      <style:text-properties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text-properties fo:language="pl" fo:country="PL" officeooo:rsid="001d710d" officeooo:paragraph-rsid="001d710d"/>
    </style:style>
    <style:style style:name="P42" style:family="paragraph" style:parent-style-name="Standard" style:list-style-name="L6">
      <style:text-properties fo:language="pl" fo:country="PL" officeooo:rsid="001d710d" officeooo:paragraph-rsid="001d710d"/>
    </style:style>
    <style:style style:name="P43" style:family="paragraph" style:parent-style-name="Standard" style:list-style-name="L6">
      <style:text-properties fo:language="pl" fo:country="PL" officeooo:rsid="001e900d" officeooo:paragraph-rsid="001e900d"/>
    </style:style>
    <style:style style:name="P44" style:family="paragraph" style:parent-style-name="Standard" style:list-style-name="L7">
      <style:text-properties fo:language="pl" fo:country="PL" officeooo:rsid="001e900d" officeooo:paragraph-rsid="001e900d"/>
    </style:style>
    <style:style style:name="P45" style:family="paragraph" style:parent-style-name="Standard" style:list-style-name="L8">
      <style:text-properties fo:language="pl" fo:country="PL" officeooo:rsid="00201754" officeooo:paragraph-rsid="00201754"/>
    </style:style>
    <style:style style:name="P46" style:family="paragraph" style:parent-style-name="Standard" style:list-style-name="L9">
      <style:text-properties fo:language="pl" fo:country="PL" officeooo:rsid="002156dc" officeooo:paragraph-rsid="002156dc"/>
    </style:style>
    <style:style style:name="P47" style:family="paragraph" style:parent-style-name="Standard" style:list-style-name="L9">
      <style:text-properties fo:language="pl" fo:country="PL" officeooo:rsid="002156dc" officeooo:paragraph-rsid="00230203"/>
    </style:style>
    <style:style style:name="P48" style:family="paragraph" style:parent-style-name="Standard" style:list-style-name="L2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fo:font-size="14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51" style:family="paragraph" style:parent-style-name="Standard" style:list-style-name="L9">
      <style:text-properties fo:font-size="20pt" fo:language="pl" fo:country="PL" fo:font-style="italic" fo:font-weight="bold" officeooo:rsid="002156dc" officeooo:paragraph-rsid="00230203" style:font-size-asian="20pt" style:font-style-asian="italic" style:font-weight-asian="bold" style:font-size-complex="20pt" style:font-style-complex="italic" style:font-weight-complex="bold"/>
    </style:style>
    <style:style style:name="P52" style:family="paragraph" style:parent-style-name="Text_20_body" style:list-style-name="L10">
      <style:text-properties fo:language="pl" fo:country="PL" officeooo:rsid="002156dc" officeooo:paragraph-rsid="002156dc"/>
    </style:style>
    <style:style style:name="P53" style:family="paragraph" style:parent-style-name="Text_20_body" style:list-style-name="L11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54" style:family="paragraph" style:parent-style-name="Text_20_body" style:list-style-name="L12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55" style:family="paragraph" style:parent-style-name="Text_20_body" style:list-style-name="L13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56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57" style:family="paragraph" style:parent-style-name="Text_20_body" style:list-style-name="L14">
      <style:paragraph-properties fo:text-align="start" style:justify-single-word="false"/>
      <style:text-properties fo:font-size="16pt" fo:language="pl" fo:country="PL" fo:font-style="normal" fo:font-weight="normal" officeooo:rsid="00348589" officeooo:paragraph-rsid="00348589" style:font-style-asian="normal" style:font-weight-asian="normal" style:font-style-complex="normal" style:font-weight-complex="normal"/>
    </style:style>
    <style:style style:name="P58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6ebb3" officeooo:paragraph-rsid="0036ebb3" style:font-style-asian="normal" style:font-weight-asian="normal" style:font-style-complex="normal" style:font-weight-complex="normal"/>
    </style:style>
    <style:style style:name="P59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6ebb3" officeooo:paragraph-rsid="0036ebb3" style:font-style-asian="normal" style:font-weight-asian="normal" style:font-style-complex="normal" style:font-weight-complex="normal"/>
    </style:style>
    <style:style style:name="P60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80889" officeooo:paragraph-rsid="00380889" style:font-style-asian="normal" style:font-weight-asian="normal" style:font-style-complex="normal" style:font-weight-complex="normal"/>
    </style:style>
    <style:style style:name="P61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62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63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64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a2cfa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66" style:family="paragraph" style:parent-style-name="Text_20_body">
      <style:paragraph-properties fo:text-align="start" style:justify-single-word="false"/>
      <style:text-properties fo:font-size="20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68" style:family="paragraph" style:parent-style-name="Text_20_body" style:list-style-name="L26">
      <style:paragraph-properties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69" style:family="paragraph" style:parent-style-name="Text_20_body" style:list-style-name="L26">
      <style:paragraph-properties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71" style:family="paragraph" style:parent-style-name="Text_20_body" style:list-style-name="L27">
      <style:paragraph-properties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72" style:family="paragraph" style:parent-style-name="Text_20_body" style:list-style-name="L29">
      <style:paragraph-properties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74" style:family="paragraph" style:parent-style-name="Text_20_body" style:list-style-name="L21">
      <style:paragraph-properties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75" style:family="paragraph" style:parent-style-name="Text_20_body" style:list-style-name="L22">
      <style:paragraph-properties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76" style:family="paragraph" style:parent-style-name="Text_20_body">
      <style:paragraph-properties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77" style:family="paragraph" style:parent-style-name="Text_20_body">
      <style:paragraph-properties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78" style:family="paragraph" style:parent-style-name="Text_20_body">
      <style:paragraph-properties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ize="26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80" style:family="paragraph" style:parent-style-name="Text_20_body" style:list-style-name="L29">
      <style:paragraph-properties fo:text-align="start" style:justify-single-word="false"/>
      <style:text-properties officeooo:paragraph-rsid="004020b7"/>
    </style:style>
    <style:style style:name="P81" style:family="paragraph">
      <style:paragraph-properties fo:text-align="center"/>
    </style:style>
    <style:style style:name="P8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8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4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85ceb" style:font-size-asian="20pt" style:font-size-complex="20pt"/>
    </style:style>
    <style:style style:name="T3" style:family="text">
      <style:text-properties fo:font-size="20pt" officeooo:rsid="00199bcf" style:font-size-asian="20pt" style:font-size-complex="20pt"/>
    </style:style>
    <style:style style:name="T4" style:family="text">
      <style:text-properties fo:font-size="20pt" officeooo:rsid="001d710d" style:font-size-asian="20pt" style:font-size-complex="20pt"/>
    </style:style>
    <style:style style:name="T5" style:family="text">
      <style:text-properties fo:font-size="20pt" officeooo:rsid="002156dc" style:font-size-asian="20pt" style:font-size-complex="20pt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20pt" fo:font-style="italic" fo:font-weight="bold" officeooo:rsid="002156dc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0pt" fo:font-style="italic" fo:font-weight="bold" officeooo:rsid="002410d9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officeooo:rsid="0033093e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7" style:family="text">
      <style:text-properties fo:font-size="16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8" style:family="text">
      <style:text-properties officeooo:rsid="00348589"/>
    </style:style>
    <style:style style:name="T19" style:family="text">
      <style:text-properties officeooo:rsid="0035a29c"/>
    </style:style>
    <style:style style:name="T20" style:family="text">
      <style:text-properties officeooo:rsid="0039040a"/>
    </style:style>
    <style:style style:name="T21" style:family="text">
      <style:text-properties fo:font-size="22pt"/>
    </style:style>
    <style:style style:name="T22" style:family="text">
      <style:text-properties fo:font-size="22pt" fo:font-style="italic" style:font-style-asian="italic" style:font-style-complex="italic"/>
    </style:style>
    <style:style style:name="T23" style:family="text">
      <style:text-properties officeooo:rsid="003ec0c0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1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1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botto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Pod</text:span><text:span text:style-name="T1">stawy rachunkowości (</text:span><text:span text:style-name="T2">wykłady</text:span><text:span text:style-name="T1">) </text:span><text:span text:style-name="T2">(2023/11/11)</text:span></text:p>
      <text:p text:style-name="P35">Istota współczesnej rachunkowości, wykład 1</text:p>
      <text:p text:style-name="P8"/>
      <text:p text:style-name="P9">Rachunkowość jest zarządzaniem finansów, jest potrzebną dla rozmów z finansystami.</text:p>
      <text:p text:style-name="P9"/>
      <text:p text:style-name="P9"/>
      <text:p text:style-name="P1">Literatura: </text:p>
      <text:p text:style-name="P9"/>
      <text:list text:style-name="L1">
        <text:list-item>
          <text:p text:style-name="P39">Rachunkowość na tle rozwaiązań międzynarodowych (Difin, 2007)</text:p>
        </text:list-item>
        <text:list-item>
          <text:p text:style-name="P39">Rachunkowość. Zasady prowadzenia po przystąpieniu do UE.</text:p>
        </text:list-item>
        <text:list-item>
          <text:p text:style-name="P39">Wzorcowy wykaz kont. Komentarz do znowelizowaniej ustawy o rachunkowości</text:p>
        </text:list-item>
      </text:list>
      <text:p text:style-name="P9"/>
      <text:p text:style-name="P9"/>
      <text:p text:style-name="P9"/>
      <text:p text:style-name="P21">Pojęcie rachunkowości:</text:p>
      <text:p text:style-name="P9"/>
      <text:p text:style-name="P9">Rachunkowość to system gromadzenia I przetwarzania daych oraz prezentowania informacji ekonomiczno-finansowych.</text:p>
      <text:p text:style-name="P9"/>
      <text:p text:style-name="P9"/>
      <text:p text:style-name="P22">Współczesny podział rachunkowości:</text:p>
      <text:p text:style-name="P22"/>
      <text:list text:style-name="L2">
        <text:list-item>
          <text:p text:style-name="P48">Teoria Rachunkowości</text:p>
        </text:list-item>
        <text:list-item>
          <text:p text:style-name="P48">Polityka Rachunkowości</text:p>
        </text:list-item>
        <text:list-item>
          <text:p text:style-name="P48">Praktyka Rachunkowości </text:p>
        </text:list-item>
      </text:list>
      <text:p text:style-name="P20"/>
      <text:p text:style-name="P20">Rachunkowość stosowaną w praktyce można podzielić na:</text:p>
      <text:p text:style-name="P20"/>
      <text:list text:style-name="L3">
        <text:list-item>
          <text:p text:style-name="P49">Rachunkowość finasowa</text:p>
        </text:list-item>
        <text:list-item>
          <text:p text:style-name="P49">Rachunkowość zarządcza</text:p>
        </text:list-item>
      </text:list>
      <text:p text:style-name="P22"/>
      <text:p text:style-name="P22">Cechy rachunkowości:</text:p>
      <text:p text:style-name="P22"/>
      <text:list text:style-name="L4">
        <text:list-item>
          <text:p text:style-name="P50">Wartościowe opisywanie procesów I operacji gospodarczych</text:p>
        </text:list-item>
        <text:list-item>
          <text:p text:style-name="P40">Stosowanie metody bilansowej</text:p>
        </text:list-item>
        <text:list-item>
          <text:p text:style-name="P40">Stosowanie reguły podwójnego zapisy</text:p>
        </text:list-item>
        <text:list-item>
          <text:p text:style-name="P40">Stosowanie KONTA</text:p>
        </text:list-item>
        <text:list-item>
          <text:p text:style-name="P40">Obowiązek udokumentowania zapisów stwierdzających fakt wystąpięnia operacji gospodarczej</text:p>
        </text:list-item>
        <text:list-item>
          <text:p text:style-name="P40">Weryfikacja zapisów za pomocą inwentaryzacji.</text:p>
        </text:list-item>
        <text:list-item>
          <text:p text:style-name="P40">Zachowanie ciągłości bilansowej, dzięki stosowaniu metody “od bilansu do bilansu”</text:p>
        </text:list-item>
      </text:list>
      <text:p text:style-name="P5"><text:span text:style-name="T3">Pod</text:span><text:span text:style-name="T1">stawy rachunkowości (</text:span><text:span text:style-name="T2">wykłady</text:span><text:span text:style-name="T1">) </text:span><text:span text:style-name="T2">(2023/11/1</text:span><text:span text:style-name="T4">8</text:span><text:span text:style-name="T2">)</text:span></text:p>
      <text:p text:style-name="P2"><text:span text:style-name="T2">Z</text:span><text:span text:style-name="T1">akres Rachunkowości</text:span></text:p>
      <text:p text:style-name="P10">1. <text:span text:style-name="T12">Przyjęte zasady rachunkowości</text:span>:</text:p>
      <text:list text:style-name="L5">
        <text:list-item>
          <text:p text:style-name="P41">zakladowy plan kont</text:p>
        </text:list-item>
        <text:list-item>
          <text:p text:style-name="P41">wykaz stosowanych ksiąg rachunkowych</text:p>
        </text:list-item>
        <text:list-item>
          <text:p text:style-name="P41">dokumentacja systemu przetwarzania danych przy pomocy komputera</text:p>
        </text:list-item>
      </text:list>
      <text:p text:style-name="P10">2. <text:span text:style-name="T12">Prowadzenie ksiąg rachunkowych</text:span></text:p>
      <text:list text:style-name="L6">
        <text:list-item>
          <text:p text:style-name="P42">dziennik</text:p>
        </text:list-item>
        <text:list-item>
          <text:p text:style-name="P42">konta księgi głównej</text:p>
        </text:list-item>
        <text:list-item>
          <text:p text:style-name="P42">konta księgi pomocniczych</text:p>
        </text:list-item>
        <text:list-item>
          <text:p text:style-name="P43">wykaz składnikow aktywów I pasywów (inwentarz)</text:p>
        </text:list-item>
      </text:list>
      <text:p text:style-name="P13">3. <text:span text:style-name="T12">Inwentaryzacja</text:span>, czyli okresowe ustałanie I sprawdzanie stanów aktywów I pasywów</text:p>
      <text:p text:style-name="P13">4. <text:span text:style-name="T12">Wycena aktywów o pasyswów </text:span>oraz ustalanie wyniku finansowego</text:p>
      <text:p text:style-name="P13">5. <text:span text:style-name="T12">Sprorządzanie sprawodzań finansowych</text:span>:</text:p>
      <text:list text:style-name="L7">
        <text:list-item>
          <text:p text:style-name="P44">bilans</text:p>
        </text:list-item>
        <text:list-item>
          <text:p text:style-name="P44">rachunek zysków I strat</text:p>
        </text:list-item>
        <text:list-item>
          <text:p text:style-name="P44">informacja dadatkowa</text:p>
        </text:list-item>
        <text:list-item>
          <text:p text:style-name="P44">rachunek przepływów pieniężnych</text:p>
        </text:list-item>
      </text:list>
      <text:p text:style-name="P14">6. <text:span text:style-name="T12">Gromadzenia I przechowywanie dowodów księgowych I pozostałej dokumentacji</text:span>:</text:p>
      <text:list text:style-name="L8">
        <text:list-item>
          <text:p text:style-name="P45">dowody księgowe</text:p>
        </text:list-item>
        <text:list-item>
          <text:p text:style-name="P45">księgi rachunkowe</text:p>
        </text:list-item>
        <text:list-item>
          <text:p text:style-name="P45">dokumenty inwentaryzacyjne</text:p>
        </text:list-item>
        <text:list-item>
          <text:p text:style-name="P45">sprawozdania finansowe</text:p>
        </text:list-item>
      </text:list>
      <text:p text:style-name="P14">7. <text:span text:style-name="T12">Badanie I ogłaszenie </text:span>sprawozdań finansowych</text:p>
      <text:p text:style-name="P14"/>
      <text:p text:style-name="P3"><text:span text:style-name="T5">Zasady </text:span><text:span text:style-name="T1">Rachunkowości:</text:span></text:p>
      <text:list text:style-name="L9">
        <text:list-item>
          <text:p text:style-name="P46">wiernego obrazy</text:p>
        </text:list-item>
        <text:list-item>
          <text:p text:style-name="P46">konynuacji działalności</text:p>
        </text:list-item>
        <text:list-item>
          <text:p text:style-name="P46">ciągłości</text:p>
        </text:list-item>
        <text:list-item>
          <text:p text:style-name="P46">memoralową</text:p>
        </text:list-item>
        <text:list-item>
          <text:p text:style-name="P46">ostrożnej wyceny</text:p>
        </text:list-item>
        <text:list-item>
          <text:p text:style-name="P46">współmierności</text:p>
        </text:list-item>
        <text:list-item>
          <text:p text:style-name="P47">istotności</text:p>
        </text:list-item>
        <text:list-item>
          <text:p text:style-name="P47">wyższości treści nad formą</text:p>
        </text:list-item>
        <text:list-item>
          <text:p text:style-name="P47">peryodyzacji</text:p>
          <text:p text:style-name="P51"/>
        </text:list-item>
      </text:list>
      <text:p text:style-name="P11"><text:span text:style-name="T7">Podmiot </text:span><text:span text:style-name="T6">Rachunkowości:</text:span></text:p>
      <text:p text:style-name="P15">Podmiotami Rachunkowości są podmioty, które prowadzą rachunkowość niezależnie od tego, jakiego radzaju procesy gospodarcze w nuch występują.</text:p>
      <text:list text:style-name="L10">
        <text:list-item>
          <text:p text:style-name="P52">Spółki handlowe (osobowe/kapitalowe)</text:p>
        </text:list-item>
        <text:list-item>
          <text:p text:style-name="P52">Spółki cywilne</text:p>
        </text:list-item>
        <text:list-item>
          <text:p text:style-name="P52">Osysby fizyczne I Spółki cywilne osob fizycznych</text:p>
        </text:list-item>
        <text:list-item>
          <text:p text:style-name="P52">Jednostki organizacyjne na podstawie prawa bankowego/prawa o publicznym obrocie papierami wartościowymi I fundoszach powierhiczych, przepisów o funduszach onwestycyjnych, </text:p>
        </text:list-item>
        <text:list-item>
          <text:p text:style-name="P52">(--)</text:p>
        </text:list-item>
      </text:list>
      <text:p text:style-name="P12"><text:span text:style-name="T8">Struktura majątku jednostki</text:span><text:span text:style-name="T6">:</text:span></text:p>
      <text:p text:style-name="P16">Majątek jednostki</text:p>
      <text:p text:style-name="P16">Ujęcie rzeczowe aktywa <text:s text:c="61"/>Ujęcie rzeczowe pasywa</text:p>
      <text:p text:style-name="P16"><draw:frame text:anchor-type="paragraph" draw:z-index="0" draw:name="Text Frame 1" draw:style-name="gr7" draw:text-style-name="P85" svg:width="2.5496in" svg:height="2.726in" svg:x="0.1335in" svg:y="0.1028in"><draw:text-box><text:p>Aktywa trwałe:</text:p><text:p/><text:p>* Wartości niematerialne I prawne</text:p><text:p>* Rzeczowe aktywa trwale</text:p><text:p>* Należności długoterminowe</text:p><text:p>* Inwestycje długoterminowe</text:p><text:p>* Długoterminowe rozliczenia międzyokresowe</text:p></draw:text-box></draw:frame></text:p>
      <text:p text:style-name="P16"/>
      <text:p text:style-name="P16"/>
      <text:p text:style-name="P16"/>
      <text:p text:style-name="P16"/>
      <text:p text:style-name="P16"/>
      <text:p text:style-name="P18"/>
      <text:p text:style-name="P38"/>
      <text:p text:style-name="P19">Operacje gospodarcze I ich udokumentowanie (25/10/2023)</text:p>
      <text:p text:style-name="P23"><text:span text:style-name="T12">Zdarzenia gospodarcze </text:span>stanowią wszystkie fakty, czynności I zjawiska dotyczące działakności gospodarczej podmiotu.</text:p>
      <text:p text:style-name="P23"><text:span text:style-name="T12">Operacje gospodarcze </text:span>to takie zdarzenia, które są wyrażone wartościowo I powodują zmiany w strukturze majątku firmy. <text:span text:style-name="T13">Operacje gospodarcze wywierają wpływ </text:span><text:span text:style-name="T14">zawsze na dwa </text:span><text:span text:style-name="T13">składniki majątkowe.</text:span></text:p>
      <text:list xml:id="list1923462068" text:style-name="L11">
        <text:list-item>
          <text:p text:style-name="P53">Bilansowe (<text:span text:style-name="T15">maja wpływ na składniki bilansu</text:span>)</text:p>
        </text:list-item>
      </text:list>
      <text:list text:style-name="L12">
        <text:list-item>
          <text:list>
            <text:list-item>
              <text:p text:style-name="P54">Aktywne</text:p>
            </text:list-item>
            <text:list-item>
              <text:p text:style-name="P54">Pasywne</text:p>
            </text:list-item>
            <text:list-item>
              <text:p text:style-name="P54">Aktywno-pasywne</text:p>
            </text:list-item>
          </text:list>
        </text:list-item>
      </text:list>
      <text:list text:continue-list="list1923462068" text:style-name="L11">
        <text:list-item>
          <text:p text:style-name="P53">Niebilansowe/<text:span text:style-name="T18">wynikowe</text:span> (<text:span text:style-name="T15">maja wpływ na efekty dzialalności firmy</text:span>)</text:p>
        </text:list-item>
      </text:list>
      <text:list text:style-name="L13">
        <text:list-item>
          <text:list>
            <text:list-item>
              <text:p text:style-name="P55">Kosztowe</text:p>
            </text:list-item>
            <text:list-item>
              <text:p text:style-name="P55">Przychodowe</text:p>
            </text:list-item>
          </text:list>
        </text:list-item>
      </text:list>
      <text:p text:style-name="P26">Operacje gospodarcze bilansowe:</text:p>
      <text:list text:style-name="L14">
        <text:list-item>
          <text:p text:style-name="P57"><text:span text:style-name="T19">A</text:span>ktywna (Jeden składnik aktywów zwiększa się, drugi zmniejsza się, a suma bilansowa pozostaje bez zmian (np. przekazano do kasy banku)</text:p>
        </text:list-item>
        <text:list-item>
          <text:p text:style-name="P57"><text:span text:style-name="T19">P</text:span>asywna (?? teorytyczny typ ??)</text:p>
        </text:list-item>
        <text:list-item>
          <text:p text:style-name="P57"><text:span text:style-name="T19">A</text:span>ktywno-pasywna zwiększająca sumę bilansową <text:span text:style-name="T19">(</text:span>obydwa składniki zwiększają się, i suma bilansowa też się zwiększa (np. zaciągnięto kredyt bankowy, który wpłynął na rachunek bankowy<text:span text:style-name="T19">)</text:span></text:p>
          <text:p text:style-name="P57">(A1 + (A2 + Q) + … + An = (P1 + Q) + P2 + … + Pn)</text:p>
        </text:list-item>
        <text:list-item>
          <text:p text:style-name="P57"><text:span text:style-name="T19">A</text:span>ktywno-pasywna zmniejszająca sumę bilansową (Operacja powoduje zminawy w jednym skladniku aktywów i w drugim skladniku pasywów<text:span text:style-name="T19">)</text:span></text:p>
        </text:list-item>
      </text:list>
      <text:p text:style-name="P24"><text:soft-page-break/></text:p>
      <text:p text:style-name="P27">Operacje gospodarcze wynikowe <text:span text:style-name="T15">mają wpływ na efekty działalności firmy.</text:span></text:p>
      <text:p text:style-name="P28">Dowód księgowy <text:span text:style-name="T15">to pisemnie stwierdzenie dokonania operacji gospodarczej sporządzone w określonej formie i w ujęciu wartościowym, podlegające ewidencji księgowej.</text:span></text:p>
      <text:p text:style-name="P36">Podział dowodów według kryterium rodzajów operacji gospodarczych </text:p>
      <text:p text:style-name="P29">Dowody operacji pieniężnych – bankowe <text:span text:style-name="T15">(bezgotówkowe):</text:span></text:p>
      <text:list text:style-name="L15">
        <text:list-item>
          <text:p text:style-name="P58">polecenie przelewu</text:p>
        </text:list-item>
        <text:list-item>
          <text:p text:style-name="P58">bankowy dowód wpłaty</text:p>
        </text:list-item>
        <text:list-item>
          <text:p text:style-name="P58">wyciąg bankowy</text:p>
        </text:list-item>
      </text:list>
      <text:p text:style-name="P37"><text:span text:style-name="T16">Dowody operacji pieniężnych – kasowe </text:span><text:span text:style-name="T17">(gotówkowe):</text:span></text:p>
      <text:list text:style-name="L16">
        <text:list-item>
          <text:p text:style-name="P59">kasa przyjmuje (KP)</text:p>
        </text:list-item>
        <text:list-item>
          <text:p text:style-name="P59">kasa wypłaca (KW)</text:p>
        </text:list-item>
        <text:list-item>
          <text:p text:style-name="P59">czeki gotówkowe</text:p>
        </text:list-item>
        <text:list-item>
          <text:p text:style-name="P59">raport kasowy (RK)</text:p>
        </text:list-item>
      </text:list>
      <text:p text:style-name="P30">Dowody materialowe (magazynowe):</text:p>
      <text:list text:style-name="L17">
        <text:list-item>
          <text:p text:style-name="P60">dowód przyjęcia z zewnątrz (Pz)</text:p>
        </text:list-item>
        <text:list-item>
          <text:p text:style-name="P60">dowód wydania na zewnątrz (Wz)</text:p>
        </text:list-item>
        <text:list-item>
          <text:p text:style-name="P60">dowód wydania wewnętrznego (Rw)</text:p>
        </text:list-item>
        <text:list-item>
          <text:p text:style-name="P60">zwrot wewnętrzny (Zw)</text:p>
        </text:list-item>
        <text:list-item>
          <text:p text:style-name="P60">przesunięcua międzymagazynowe (Mm)</text:p>
        </text:list-item>
      </text:list>
      <text:p text:style-name="P31">Dowody <text:span text:style-name="T20">zakupy/sprzedaży:</text:span></text:p>
      <text:list text:style-name="L18">
        <text:list-item>
          <text:p text:style-name="P61">Faktura VAT</text:p>
        </text:list-item>
        <text:list-item>
          <text:p text:style-name="P61">Faktura korygująca VAT</text:p>
        </text:list-item>
      </text:list>
      <text:p text:style-name="P32">Dowody placowe i rozliczeń z pracownikami:</text:p>
      <text:list text:style-name="L19">
        <text:list-item>
          <text:p text:style-name="P62">lista płac (Lp)</text:p>
        </text:list-item>
        <text:list-item>
          <text:p text:style-name="P62">rozliczenie zaliczki</text:p>
        </text:list-item>
        <text:list-item>
          <text:p text:style-name="P62">rachunek kosztów podróży słuzbowych</text:p>
        </text:list-item>
      </text:list>
      <text:p text:style-name="P33"/>
      <text:p text:style-name="P34">Dowody stanu i ruchu środków trwałych:</text:p>
      <text:list text:style-name="L20">
        <text:list-item>
          <text:p text:style-name="P63">Przyjęcie środków trwałych (OT)</text:p>
        </text:list-item>
        <text:list-item>
          <text:p text:style-name="P63">Przekazanie środków trwałych (PT)</text:p>
        </text:list-item>
        <text:list-item>
          <text:p text:style-name="P63">likwidacja środków trwałych</text:p>
          <text:p text:style-name="P56">Inne:</text:p>
        </text:list-item>
        <text:list-item>
          <text:p text:style-name="P64">Polecenie księgowania (Pk)</text:p>
        </text:list-item>
        <text:list-item>
          <text:p text:style-name="P64">nota księgowa</text:p>
        </text:list-item>
      </text:list>
      <text:p text:style-name="P25"/>
      <text:p text:style-name="P25"/>
      <text:p text:style-name="P6"><text:span text:style-name="T3">Pod</text:span><text:span text:style-name="T1">stawy rachunkowości (</text:span><text:span text:style-name="T2">wykłady</text:span><text:span text:style-name="T1">) </text:span><text:span text:style-name="T2">(2023/11/</text:span><text:span text:style-name="T4">8</text:span><text:span text:style-name="T2">)</text:span></text:p>
      <text:p text:style-name="P4"><text:span text:style-name="T2">Opracowanie </text:span><text:span text:style-name="T1">dowodów księgowych</text:span></text:p>
      <text:p text:style-name="P65">...</text:p>
      <text:p text:style-name="P17"><text:span text:style-name="T9">Dekretacja </text:span><text:span text:style-name="T1">polega na wskazaniu na do…</text:span></text:p>
      <text:p text:style-name="P17"><text:span text:style-name="T9">Segregacja </text:span><text:span text:style-name="T1">dowodów księgowych polega na podziale dowodów księgowych na jednorodne grupy rodzajowe (np. dokumenty kasowe, bankowe materiałowe), albo według urządzeń księgowych (rejestry).</text:span></text:p>
      <text:p text:style-name="P17"><text:span text:style-name="T9">Numerowanie </text:span><text:span text:style-name="T1">dowodów księgowych polkega na nadaniu dowodóm księgowym numerów, pod którymi zostaną one zaewidencjonowane.</text:span></text:p>
      <text:p text:style-name="P65"/>
      <text:p text:style-name="P78">Ewidencja operacji gospodarczej <text:s/><text:span text:style-name="T22">(15/11/2023)</text:span></text:p>
      <text:p text:style-name="P79"><text:span text:style-name="T21"/></text:p>
      <text:p text:style-name="P73">Konto księgowe <text:span text:style-name="T15">to urządzenie ewidencujne służące do bieżącego ujmowania operacji gospodarczych w ujęciu wartościowym.</text:span></text:p>
      <text:p text:style-name="P73"><text:span text:style-name="T15"/></text:p>
      <text:p text:style-name="P73">Elementy konta:</text:p>
      <text:list text:style-name="L21">
        <text:list-item>
          <text:p text:style-name="P74">symbol i nazwa <text:span text:style-name="T15">nadania mu w zakładowym planie kont</text:span></text:p>
        </text:list-item>
        <text:list-item>
          <text:p text:style-name="P74">dwie przeciwstawne strony:</text:p>
        </text:list-item>
      </text:list>
      <text:list text:style-name="L22">
        <text:list-item>
          <text:list>
            <text:list-item>
              <text:p text:style-name="P75"><text:s/>„Winien” <text:span text:style-name="T15">(Wn) lub </text:span>„Debet” <text:span text:style-name="T15">(Dt)</text:span></text:p>
            </text:list-item>
            <text:list-item>
              <text:p text:style-name="P75"><draw:custom-shape text:anchor-type="paragraph" draw:z-index="1" draw:name="Shape 1" draw:style-name="gr6" draw:text-style-name="P84" svg:width="5.5835in" svg:height="2.1323in" svg:x="0.6965in" svg:y="0.739in"><text:p text:style-name="P82"><text:span text:style-name="T26">Wn</text:span><text:span text:style-name="T27"> (</text:span><text:span text:style-name="T28">Dt</text:span><text:span text:style-name="T27">) %nazwa konta% (</text:span><text:span text:style-name="T28">Ct</text:span><text:span text:style-name="T27">) </text:span><text:span text:style-name="T26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81" svg:x1="0.7028in" svg:y1="1.0638in" svg:x2="6.2862in" svg:y2="1.0638in"><text:p/></draw:line><draw:line text:anchor-type="paragraph" draw:z-index="3" draw:name="Vertical line 1" draw:style-name="gr2" draw:text-style-name="P81" svg:x1="3.4154in" svg:y1="2.889in" svg:x2="3.4154in" svg:y2="1.0063in"><text:p/></draw:line><text:s/>„Ma” <text:span text:style-name="T15">lub </text:span>„Credit” <text:span text:style-name="T15">(Ct)</text:span></text:p>
            </text:list-item>
          </text:list>
        </text:list-item>
      </text:list>
      <text:p text:style-name="P73"><text:span text:style-name="T15"/></text:p>
      <text:p text:style-name="P73"><text:span text:style-name="T15"/></text:p>
      <text:p text:style-name="P73"><text:span text:style-name="T15"/></text:p>
      <text:p text:style-name="P73"><text:span text:style-name="T15"/></text:p>
      <text:p text:style-name="P73"><text:span text:style-name="T15"/></text:p>
      <text:p text:style-name="P73">Etapy funkcjonowania konta księgowego</text:p>
      <text:p text:style-name="P66"><text:span text:style-name="T15">Założenie→Otwarcie→Księgowanie operacji → Zamknięcie</text:span></text:p>
      <text:p text:style-name="P76"><text:soft-page-break/>Założenie:</text:p>
      <text:p text:style-name="P67">Wpisanie jego nazwy (która określa jego treść ekonomiczną) oraz symbołu cyfrowego z zakładowego planu kont.</text:p>
      <text:p text:style-name="P76">Otwarcie:</text:p>
      <text:p text:style-name="P67">Zaksięgowanie stanu początkowego („Sp”) z bilansu otwarcia (BO), a jeżeli dany składnik nie występuje w bilansie otwarcia, to zaksięhowanie pierwszej związanej z num operacji gospodarczej.</text:p>
      <text:p text:style-name="P76">Księgowanie operacji:</text:p>
      <text:p text:style-name="P67">Dokonywanie zapisów operacji gospodarczych, uwzględnuające:</text:p>
      <text:list text:style-name="L26">
        <text:list-item>
          <text:p text:style-name="P68"><text:s/>datę operacji gospodarczej</text:p>
        </text:list-item>
        <text:list-item>
          <text:p text:style-name="P68"><text:s/>numer i symbol dowodu księgowego dokumentającego daną operację gospodarczą</text:p>
        </text:list-item>
        <text:list-item>
          <text:p text:style-name="P68"><text:s/>krótką treść charakteryzującą daną operację gospodarczą</text:p>
        </text:list-item>
        <text:list-item>
          <text:p text:style-name="P69"><text:s/>wartość (kwotę) tej operacji gospodarcz<text:span text:style-name="T23">ej</text:span></text:p>
        </text:list-item>
        <text:list-item>
          <text:p text:style-name="P68"><text:s/>numer ewidencujny</text:p>
        </text:list-item>
      </text:list>
      <text:p text:style-name="P76">Zamknięcie:</text:p>
      <text:p text:style-name="P70">Podsumowanie stron konta i ustałenie sałda końcowego („Sk”)</text:p>
      <text:list text:style-name="L29">
        <text:list-item>
          <text:p text:style-name="P72"><text:soft-page-break/><text:span text:style-name="T12"><text:s/>ustałanie obrótów konta </text:span>(podsumowanie obu stron konta)</text:p>
        </text:list-item>
        <text:list-item>
          <text:p text:style-name="P72"><text:s/><text:span text:style-name="T12">ustałanie salda końcowego </text:span>(różnicy pomiędzy obrotami)</text:p>
        </text:list-item>
        <text:list-item>
          <text:p text:style-name="P72"><text:s/><text:span text:style-name="T12">zapisanie salda końcowego </text:span>na stronie wykazującej mniejszą sumę (łaczne kwoty po obu stronach konta stają się równe)</text:p>
        </text:list-item>
        <text:list-item>
          <text:p text:style-name="P80"><text:span text:style-name="T10"><text:s/></text:span><text:span text:style-name="T11">dwuktotnym podkreśleniiu </text:span><text:span text:style-name="T10">zrównoważonych obrotów konta</text:span></text:p>
        </text:list-item>
      </text:list>
      <text:p text:style-name="P76"/>
      <text:p text:style-name="P77">Reguła podwójnego zapisu:</text:p>
      <text:p text:style-name="P70">Każda operacja gospodarcza musi być księgowana zawsze:</text:p>
      <text:list text:style-name="L27">
        <text:list-item>
          <text:p text:style-name="P71">na dwóch kontach</text:p>
        </text:list-item>
        <text:list-item>
          <text:p text:style-name="P71">po przeciwnych stronach dwóch kont („Wn” na jednym, „Ma” na drugim)</text:p>
        </text:list-item>
        <text:list-item>
          <text:p text:style-name="P71">w identycznej wartości na obu kontach</text:p>
        </text:list-item>
      </text:list>
      <text:p text:style-name="P77">Zapis prosty:</text:p>
      <text:p text:style-name="P77"><draw:line text:anchor-type="paragraph" draw:z-index="4" draw:name="Vertical line 2" draw:style-name="gr2" draw:text-style-name="P81" svg:x1="1.0563in" svg:y1="0.4161in" svg:x2="1.0563in" svg:y2="2.0827in"><text:p/></draw:line><draw:line text:anchor-type="paragraph" draw:z-index="5" draw:name="Horizontal line 2" draw:style-name="gr2" draw:text-style-name="P81" svg:x1="-0.0307in" svg:y1="0.4173in" svg:x2="2.4949in" svg:y2="0.4173in"><text:p/></draw:line><draw:line text:anchor-type="paragraph" draw:z-index="6" draw:name="Horizontal line 3" draw:style-name="gr5" draw:text-style-name="P83" svg:x1="-0.0307in" svg:y1="0.4173in" svg:x2="2.4949in" svg:y2="0.4173in"><text:p text:style-name="P82"><text:span text:style-name="T24">S</text:span><text:span text:style-name="T24">p</text:span><text:span text:style-name="T24">r</text:span><text:span text:style-name="T24">z</text:span><text:span text:style-name="T24">e</text:span><text:span text:style-name="T24">d</text:span><text:span text:style-name="T24">a</text:span><text:span text:style-name="T24">ż</text:span><text:span text:style-name="T24"> </text:span><text:span text:style-name="T24">p</text:span><text:span text:style-name="T24">r</text:span><text:span text:style-name="T24">o</text:span><text:span text:style-name="T24">d</text:span><text:span text:style-name="T24">u</text:span><text:span text:style-name="T24">k</text:span><text:span text:style-name="T24">t</text:span><text:span text:style-name="T24">ó</text:span><text:span text:style-name="T24">w</text:span></text:p></draw:line><draw:line text:anchor-type="paragraph" draw:z-index="7" draw:name="Horizontal line 4" draw:style-name="gr2" draw:text-style-name="P81" svg:x1="4.1693in" svg:y1="0.4173in" svg:x2="6.6949in" svg:y2="0.4173in"><text:p/></draw:line><draw:line text:anchor-type="paragraph" draw:z-index="8" draw:name="Horizontal line 5" draw:style-name="gr4" draw:text-style-name="P83" svg:x1="4.1693in" svg:y1="0.4173in" svg:x2="6.6949in" svg:y2="0.4173in"><text:p text:style-name="P82"><text:span text:style-name="T25">R</text:span><text:span text:style-name="T25">o</text:span><text:span text:style-name="T25">z</text:span><text:span text:style-name="T25">r</text:span><text:span text:style-name="T25">a</text:span><text:span text:style-name="T25">c</text:span><text:span text:style-name="T25">h</text:span><text:span text:style-name="T25">u</text:span><text:span text:style-name="T25">n</text:span><text:span text:style-name="T25">k</text:span><text:span text:style-name="T25">i</text:span><text:span text:style-name="T25"> </text:span><text:span text:style-name="T25">z</text:span><text:span text:style-name="T25"> </text:span><text:span text:style-name="T25">o</text:span><text:span text:style-name="T25">d</text:span><text:span text:style-name="T25">b</text:span><text:span text:style-name="T25">i</text:span><text:span text:style-name="T25">o</text:span><text:span text:style-name="T25">r</text:span><text:span text:style-name="T25">c</text:span><text:span text:style-name="T25">a</text:span><text:span text:style-name="T25">m</text:span><text:span text:style-name="T25">i</text:span></text:p></draw:line><draw:line text:anchor-type="paragraph" draw:z-index="9" draw:name="Vertical line 3" draw:style-name="gr2" draw:text-style-name="P81" svg:x1="5.3874in" svg:y1="0.4161in" svg:x2="5.3874in" svg:y2="2.0827in"><text:p/></draw:line><draw:line text:anchor-type="paragraph" draw:z-index="10" draw:name="Horizontal line 6" draw:style-name="gr3" draw:text-style-name="P83" svg:x1="-0.0307in" svg:y1="3.1736in" svg:x2="2.4949in" svg:y2="3.1736in"><text:p text:style-name="P82"><text:span text:style-name="T24">R</text:span><text:span text:style-name="T24">o</text:span><text:span text:style-name="T24">z</text:span><text:span text:style-name="T24">r</text:span><text:span text:style-name="T24">a</text:span><text:span text:style-name="T24">c</text:span><text:span text:style-name="T24">h</text:span><text:span text:style-name="T24">u</text:span><text:span text:style-name="T24">n</text:span><text:span text:style-name="T24">k</text:span><text:span text:style-name="T24">i</text:span><text:span text:style-name="T24"> </text:span><text:span text:style-name="T24">z</text:span><text:span text:style-name="T24"> </text:span><text:span text:style-name="T24">t</text:span><text:span text:style-name="T24">y</text:span><text:span text:style-name="T24">t</text:span><text:span text:style-name="T24">u</text:span><text:span text:style-name="T24">ł</text:span><text:span text:style-name="T24">u</text:span><text:span text:style-name="T24"> </text:span><text:span text:style-name="T24">V</text:span><text:span text:style-name="T24">A</text:span><text:span text:style-name="T24">T</text:span></text:p></draw:line><draw:line text:anchor-type="paragraph" draw:z-index="11" draw:name="Vertical line 4" draw:style-name="gr2" draw:text-style-name="P81" svg:x1="1.0563in" svg:y1="3.172in" svg:x2="1.0563in" svg:y2="4.8386in"><text:p/></draw:line><draw:line text:anchor-type="paragraph" draw:z-index="12" draw:name="Horizontal line 7" draw:style-name="gr1" draw:text-style-name="P81" svg:x1="2.6846in" svg:y1="4.3008in" svg:x2="1.6075in" svg:y2="4.3008in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1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1-15T11:23:16.532363289</dc:date>
    <meta:editing-duration>PT11H1M42S</meta:editing-duration>
    <meta:editing-cycles>35</meta:editing-cycles>
    <meta:generator>LibreOffice/7.5.8.2$Linux_X86_64 LibreOffice_project/50$Build-2</meta:generator>
    <meta:document-statistic meta:table-count="0" meta:image-count="0" meta:object-count="0" meta:page-count="10" meta:paragraph-count="155" meta:word-count="916" meta:character-count="6825" meta:non-whitespace-character-count="6081"/>
  </office:meta>
</office:document-meta>
</file>